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draw:fill="solid" draw:fill-color="#c0c0c0" draw:textarea-horizontal-align="justify" draw:textarea-vertical-align="middle" draw:auto-grow-height="false"/>
    </style:style>
    <style:style style:name="gr4" style:family="graphic" style:parent-style-name="standard">
      <style:graphic-properties draw:fill="solid" draw:fill-color="#e6e6e6" draw:textarea-horizontal-align="justify" draw:textarea-vertical-align="middle" draw:auto-grow-height="false"/>
    </style:style>
    <style:style style:name="gr5" style:family="graphic" style:parent-style-name="objectwithoutfill">
      <style:graphic-properties draw:marker-start="Arrow" draw:marker-start-width="0.3cm" draw:marker-end="Arrow" draw:marker-end-width="0.3cm" draw:fill="none" draw:textarea-vertical-align="middle"/>
    </style:style>
    <style:style style:name="P1" style:family="paragraph">
      <style:paragraph-properties fo:text-align="center"/>
    </style:style>
    <style:style style:name="P2" style:family="paragraph">
      <style:paragraph-properties fo:text-align="center"/>
      <style:text-properties fo:font-weight="bold" style:font-weight-asian="bold" style:font-weight-complex="bold"/>
    </style:style>
    <style:style style:name="P3" style:family="paragraph">
      <style:paragraph-properties fo:text-align="center"/>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finito">
        <draw:custom-shape draw:style-name="gr1" draw:text-style-name="P1" draw:layer="layout" svg:width="5.9cm" svg:height="6.2cm" svg:x="3.6cm" svg:y="2.1cm">
          <text:p text:style-name="P1"><text:span text:style-name="T1">Information</text:span></text:p>
          <text:p text:style-name="P1"><text:span text:style-name="T1"><text:s/></text:span><text:span text:style-name="T1">System</text:span></text:p>
          <text:p text:style-name="P1"/>
          <text:p text:style-name="P1">BookKeeping DB</text:p>
          <text:p text:style-name="P1">+</text:p>
          <text:p text:style-name="P1">Data Placement DB</text:p>
          <draw:enhanced-geometry svg:viewBox="0 0 88 21600" draw:glue-points="44 ?f6 44 0 0 10800 44 21600 88 10800" draw:text-areas="0 ?f6 88 ?f3" draw:type="can" draw:modifiers="3883.8896952104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2" xml:id="id1" draw:id="id1" draw:layer="layout" svg:width="4.4cm" svg:height="3cm" svg:x="14.6cm" svg:y="3.7cm">
          <text:p text:style-name="P1"><text:span text:style-name="T1">DIRAC</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 draw:text-style-name="P3" xml:id="id2" draw:id="id2" draw:layer="layout" svg:width="8.4cm" svg:height="4.5cm" svg:x="8.4cm" svg:y="10.6cm">
          <text:p text:style-name="P3"><text:span text:style-name="T1"/></text:p>
          <text:p text:style-name="P3"><text:span text:style-name="T1">Distributed</text:span></text:p>
          <text:p text:style-name="P3"><text:span text:style-name="T1">Resources</text:span></text:p>
          <text:p text:style-name="P3"><text:span text:style-name="T2"/></text:p>
          <text:p text:style-name="P3"><text:span text:style-name="T2">GRI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1" draw:layer="layout" svg:width="5.9cm" svg:height="3.6cm" svg:x="3.6cm" svg:y="11.2cm">
          <text:p text:style-name="P1"><text:span text:style-name="T1">Job Wrapper</text:span></text:p>
          <text:p text:style-name="P1"/>
          <text:p text:style-name="P1">Severu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3cm" svg:height="4.1cm" svg:x="5.9cm" svg:y="7.7cm">
          <text:p text:style-name="P1"><text:span text:style-name="T1">REST</text:span></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 draw:text-style-name="P1" draw:layer="layout" svg:width="5.8cm" svg:height="1cm" svg:x="9.1cm" svg:y="4.7cm">
          <text:p text:style-name="P1"/>
          <text:p text:style-name="P1"/>
          <text:p text:style-name="P1"/>
          <text:p text:style-name="P1">via</text:p>
          <text:p text:style-name="P1">SQLAlchemy</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onnector draw:style-name="gr5" draw:text-style-name="P1" draw:layer="layout" draw:type="curve" svg:x1="16.425cm" svg:y1="6.7cm" svg:x2="12.6cm" svg:y2="10.6cm" draw:start-shape="id1" draw:start-glue-point="7" draw:end-shape="id2" svg:d="m16425 6700c0 2926-3825 977-3825 3900" svg:viewBox="0 0 3826 3901">
          <text:p text:style-name="P1"/>
          <text:p text:style-name="P1"/>
          <text:p text:style-name="P1">JOBS</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finit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runo Santeramo</meta:initial-creator>
    <meta:creation-date>2013-10-07T21:41:04</meta:creation-date>
    <dc:date>2013-10-07T22:32:57</dc:date>
    <dc:creator>Bruno Santeramo</dc:creator>
    <meta:editing-duration>PT20M22S</meta:editing-duration>
    <meta:editing-cycles>1</meta:editing-cycles>
    <meta:document-statistic meta:object-count="7"/>
    <meta:generator>LibreOffice/3.5$Linux_X86_64 LibreOffice_project/350m1$Build-2</meta:generator>
  </office:meta>
</office:document-meta>
</file>